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tro </text:p>
      <text:p text:style-name="Standard"/>
      <text:p text:style-name="Standard">What do we have? </text:p>
      <text:p text:style-name="Standard"/>
      <text:p text:style-name="Standard">Much ado about tropical Andean diversity hotspot (______). </text:p>
      <text:p text:style-name="Standard"/>
      <text:p text:style-name="Standard">The area is thus </text:p>
      <text:p text:style-name="Standard"/>
      <text:p text:style-name="Standard">Little reason to believe that this conservation is actually moving</text:p>
      <text:p text:style-name="Standard"/>
      <text:p text:style-name="Standard">In fact, quite the opposite has occurred - extractionist pressure on the region has rapidly increased. In addition to the traditional pressures of timber extraction and settlement, The tropical Andean diversity hotspot has now found itself in a new center of metals mining. With the discovery of large copper porphyry deposits in the region, the numerous deposits in the Andes ranging from northern Chile to Columbia have now become known as the "Andean Copper Belt". Compared to its neighbors, Ecuador has until recently remained relatively recently unexplored by large mining interests, due to political, legal and natural obstacles (USGEO yearbook 2014, Vella, Sacher). In recent years, political and legal climate have changed to be very welcoming to international mining interests, especially so-called "junior" mining partner companies, that specialize discovery of profitable mining projects. These companies have been given very generous access and permitting to prospect in the Ecuadorian Andes, with concessions sold in 2017 covering much of the Ecuadorian Andes (Roy 2018, Sacher 2017).</text:p>
      <text:p text:style-name="Standard"/>
      <text:p text:style-name="Standard">Los Cedros itself is targeted by a junior mining partner (cornerstoneresources.com) </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13:47:49.492171393</meta:creation-date>
    <dc:date>2021-05-15T13:52:39.512536694</dc:date>
    <meta:editing-duration>PT4M55S</meta:editing-duration>
    <meta:editing-cycles>1</meta:editing-cycles>
    <meta:document-statistic meta:table-count="0" meta:image-count="0" meta:object-count="0" meta:page-count="1" meta:paragraph-count="7" meta:word-count="202" meta:character-count="1346" meta:non-whitespace-character-count="1146"/>
    <meta:generator>LibreOffice/6.4.7.2$Linux_X86_64 LibreOffice_project/40$Build-2</meta:generator>
  </office:meta>
</office:document-meta>
</file>